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cc35" officeooo:paragraph-rsid="0016cc35"/>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6cc35" officeooo:paragraph-rsid="0016cc35" style:font-size-asian="24pt" style:font-weight-asian="bold" style:font-size-complex="24pt" style:font-weight-complex="bold"/>
    </style:style>
    <style:style style:name="P3" style:family="paragraph" style:parent-style-name="Standard">
      <style:text-properties fo:font-size="14pt" officeooo:rsid="0016cc35" officeooo:paragraph-rsid="0016cc35"/>
    </style:style>
    <style:style style:name="P4" style:family="paragraph" style:parent-style-name="Standard">
      <style:text-properties fo:font-size="14pt" fo:font-weight="bold" officeooo:rsid="0016cc35" officeooo:paragraph-rsid="0016cc35" style:font-weight-asian="bold" style:font-weight-complex="bold"/>
    </style:style>
    <style:style style:name="P5" style:family="paragraph" style:parent-style-name="Standard">
      <style:text-properties officeooo:rsid="001703a7" officeooo:paragraph-rsid="001703a7"/>
    </style:style>
    <style:style style:name="P6" style:family="paragraph" style:parent-style-name="Standard">
      <style:text-properties officeooo:rsid="0018a5bd" officeooo:paragraph-rsid="0018a5bd"/>
    </style:style>
    <style:style style:name="P7" style:family="paragraph" style:parent-style-name="Standard" style:list-style-name="L1">
      <style:text-properties officeooo:rsid="001703a7" officeooo:paragraph-rsid="001703a7"/>
    </style:style>
    <style:style style:name="P8" style:family="paragraph" style:parent-style-name="Standard" style:list-style-name="L2">
      <style:text-properties officeooo:rsid="00194eff" officeooo:paragraph-rsid="00194eff"/>
    </style:style>
    <style:style style:name="P9" style:family="paragraph" style:parent-style-name="Standard" style:list-style-name="L2">
      <style:text-properties officeooo:rsid="00194eff" officeooo:paragraph-rsid="001b586e"/>
    </style:style>
    <style:style style:name="P10" style:family="paragraph" style:parent-style-name="Standard" style:list-style-name="L3">
      <style:text-properties officeooo:rsid="0016cc35" officeooo:paragraph-rsid="0016cc35"/>
    </style:style>
    <style:style style:name="P11" style:family="paragraph" style:parent-style-name="Standard" style:list-style-name="L3">
      <style:text-properties officeooo:rsid="001acfb6" officeooo:paragraph-rsid="001acfb6"/>
    </style:style>
    <style:style style:name="P12" style:family="paragraph" style:parent-style-name="Standard" style:list-style-name="L3">
      <style:text-properties officeooo:rsid="001b586e" officeooo:paragraph-rsid="001b586e"/>
    </style:style>
    <style:style style:name="P13" style:family="paragraph" style:parent-style-name="Standard" style:list-style-name="L2">
      <style:text-properties officeooo:rsid="001b586e" officeooo:paragraph-rsid="001dfbf1"/>
    </style:style>
    <style:style style:name="P14" style:family="paragraph" style:parent-style-name="Standard" style:list-style-name="L3">
      <style:text-properties officeooo:rsid="001dfbf1" officeooo:paragraph-rsid="001dfbf1"/>
    </style:style>
    <style:style style:name="P15" style:family="paragraph" style:parent-style-name="Standard" style:list-style-name="L2">
      <style:text-properties officeooo:rsid="001dfbf1" officeooo:paragraph-rsid="001dfbf1"/>
    </style:style>
    <style:style style:name="P16" style:family="paragraph" style:parent-style-name="Standard" style:list-style-name="L2">
      <style:text-properties officeooo:rsid="001e3276" officeooo:paragraph-rsid="001e3276"/>
    </style:style>
    <style:style style:name="T1" style:family="text">
      <style:text-properties fo:font-size="14pt" fo:font-weight="bold" style:font-weight-asian="bold" style:font-weight-complex="bold"/>
    </style:style>
    <style:style style:name="T2" style:family="text">
      <style:text-properties fo:font-size="14pt" fo:font-style="normal" fo:font-weight="bold" style:font-style-asian="normal" style:font-weight-asian="bold" style:font-style-complex="normal" style:font-weight-complex="bold"/>
    </style:style>
    <style:style style:name="T3" style:family="text">
      <style:text-properties fo:font-size="16pt" fo:font-weight="bold" style:font-weight-asian="bold" style:font-weight-complex="bold"/>
    </style:style>
    <style:style style:name="T4" style:family="text">
      <style:text-properties officeooo:rsid="00174aca"/>
    </style:style>
    <style:style style:name="T5" style:family="text">
      <style:text-properties officeooo:rsid="001acfb6"/>
    </style:style>
    <style:style style:name="T6" style:family="text">
      <style:text-properties officeooo:rsid="001b586e"/>
    </style:style>
    <style:style style:name="T7" style:family="text">
      <style:text-properties officeooo:rsid="001c7f1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le 2: The Swinging 60s</text:p>
      <text:p text:style-name="P1"/>
      <text:p text:style-name="P1"><text:span text:style-name="T1">Notion:</text:span> Myths and Heroes</text:p>
      <text:p text:style-name="P1"><text:span text:style-name="T2">Themes:</text:span> Music, Culture, … </text:p>
      <text:p text:style-name="P1"/>
      <text:p text:style-name="P4">Question raised:</text:p>
      <text:p text:style-name="P1"><text:tab/>To what extent can London be considered as the epicenter of the world?</text:p>
      <text:p text:style-name="P1"/>
      <text:p text:style-name="P1"/>
      <text:p text:style-name="P3"><text:span text:style-name="T3">Step 1:</text:span> Introduction</text:p>
      <text:p text:style-name="P1"/>
      <text:p text:style-name="P1">Doc 1: Time cover (April 66)</text:p>
      <text:p text:style-name="P1"/>
      <text:p text:style-name="P5">What I see:</text:p>
      <text:list xml:id="list3349117591989507402" text:style-name="L1">
        <text:list-item>
          <text:p text:style-name="P7">A bus, a discotheque, <text:span text:style-name="T4">some </text:span>casino <text:span text:style-name="T4">stuff</text:span>, the Big Ben, cars, road signs, the British guard, <text:span text:style-name="T4">people (probably famous?) and the UK flag as the sky</text:span></text:p>
        </text:list-item>
      </text:list>
      <text:p text:style-name="P6">In class:</text:p>
      <text:list xml:id="list488021691093261474" text:style-name="L2">
        <text:list-item>
          <text:p text:style-name="P8">We can divide the cover in two parts which shows a patchwork of the symbols of London</text:p>
        </text:list-item>
        <text:list-item>
          <text:p text:style-name="P15">There is a roulette between both parts because they’re still betting a lot</text:p>
        </text:list-item>
        <text:list-item>
          <text:p text:style-name="P9">On the right hand side, <text:span text:style-name="T5">there is</text:span> the traditional part of London </text:p>
          <text:p text:style-name="P9"><text:span text:style-name="T6">In the background, there is the Union-Jack, which represents the previous power of England. The road signs embody the strictness of conservative side. Alfie refers to a famous film of the time in which codes were shaken and “Join the tea set” refers to an ad program to gain more tea drinkers. + Big Ben, Churchill, Rolls Royce</text:span></text:p>
        </text:list-item>
        <text:list-item>
          <text:p text:style-name="P13"><text:span text:style-name="T7">T</text:span>he left hand side <text:span text:style-name="T7">represents the evolution regarding to the dress code. Indeed, there are bottom-bell pants and mini-skirt and sunglasses, geometrical patterns. On the left, people are much more bigger than on the opposite side. That represents the young population of the baby boom. The mentality of the youth took over the conservative one. The youth seems high because they were on drugs. Maybe the left hand side represents the “new” London. In the front, we can recognize Jon Lennon and a singer of The Who. The Disco is a new place where to go partying.</text:span></text:p>
        </text:list-item>
        <text:list-item>
          <text:p text:style-name="P16">To conclude, all the people who are represented on this cover represent an aspect of the 60s.</text:p>
        </text:list-item>
      </text:list>
      <text:p text:style-name="P1"/>
      <text:p text:style-name="P1"/>
      <text:p text:style-name="P1">Vocabulaire:</text:p>
      <text:list xml:id="list2683694683679748913" text:style-name="L3">
        <text:list-item>
          <text:p text:style-name="P10">To swing = balancer</text:p>
          <text:list>
            <text:list-item>
              <text:p text:style-name="P10">a swing = une balançoire</text:p>
            </text:list-item>
          </text:list>
        </text:list-item>
        <text:list-item>
          <text:p text:style-name="P11">A realm = un royaume</text:p>
        </text:list-item>
        <text:list-item>
          <text:p text:style-name="P12">A Rolls Royce: bus avec un étage</text:p>
        </text:list-item>
        <text:list-item>
          <text:p text:style-name="P14">A pattern = un modèle</text:p>
        </text:list-item>
        <text:list-item>
          <text:p text:style-name="P14">The youth = la jeunes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4:11:01.181000000</meta:creation-date>
    <dc:date>2018-11-19T15:51:14.275000000</dc:date>
    <meta:editing-duration>PT30M13S</meta:editing-duration>
    <meta:editing-cycles>4</meta:editing-cycles>
    <meta:generator>LibreOffice/5.1.6.2$Windows_x86 LibreOffice_project/07ac168c60a517dba0f0d7bc7540f5afa45f0909</meta:generator>
    <meta:document-statistic meta:table-count="0" meta:image-count="0" meta:object-count="0" meta:page-count="1" meta:paragraph-count="23" meta:word-count="327" meta:character-count="1739" meta:non-whitespace-character-count="1445"/>
  </office:meta>
</office:document-meta>
</file>